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lectronegativity using the Allen Scale – Source: <text:a xlink:href="https://en.wikipedia.org/wiki/Oxidation_state" xlink:type="simple">https://en.wikipedia.org/wiki/Oxidation_state</text:a></text:p>
          </table:table-cell>
          <table:table-cell office:value-type="string" calcext:value-type="string">
            <text:p>Atomic Weight – Source: <text:a xlink:href="https://en.wikipedia.org/wiki/List_of_elements_by_atomic_weight" xlink:type="simple">https://en.wikipedia.org/wiki/List_of_elements_by_atomic_weight</text:a>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string" calcext:value-type="string">
            <text:p>132.90545196(6)</text:p>
          </table:table-cell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string" calcext:value-type="string">
            <text:p>85.4678(3)</text:p>
          </table:table-cell>
          <table:table-cell office:value-type="string" calcext:value-type="string">
            <text:p>Rb</text:p>
          </table:table-cell>
          <table:table-cell table:number-columns-repeated="2"/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string" calcext:value-type="string">
            <text:p>39.0983(1)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string" calcext:value-type="string">
            <text:p>22.98976928(2)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Li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string" calcext:value-type="string">
            <text:p>137.327(7)</text:p>
          </table:table-cell>
          <table:table-cell office:value-type="string" calcext:value-type="string">
            <text:p>Ba</text:p>
          </table:table-cell>
          <table:table-cell table:number-columns-repeated="2"/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string" calcext:value-type="string">
            <text:p>87.62(1)</text:p>
          </table:table-cell>
          <table:table-cell office:value-type="string" calcext:value-type="string">
            <text:p>Sr</text:p>
          </table:table-cell>
          <table:table-cell table:number-columns-repeated="2"/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string" calcext:value-type="string">
            <text:p>40.078(4)</text:p>
          </table:table-cell>
          <table:table-cell office:value-type="string" calcext:value-type="string">
            <text:p>Ca</text:p>
          </table:table-cell>
          <table:table-cell table:number-columns-repeated="2"/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24.305" calcext:value-type="float">
            <text:p>24.305</text:p>
          </table:table-cell>
          <table:table-cell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string" calcext:value-type="string">
            <text:p>9.0121831(5)</text:p>
          </table:table-cell>
          <table:table-cell office:value-type="string" calcext:value-type="string">
            <text:p>Be</text:p>
          </table:table-cell>
          <table:table-cell table:number-columns-repeated="2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174.9668(1)</text:p>
          </table:table-cell>
          <table:table-cell office:value-type="string" calcext:value-type="string">
            <text:p>Lu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string" calcext:value-type="string">
            <text:p>88.90584(1)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string" calcext:value-type="string">
            <text:p>44.955908(5)</text:p>
          </table:table-cell>
          <table:table-cell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string" calcext:value-type="string">
            <text:p>178.49(2)</text:p>
          </table:table-cell>
          <table:table-cell office:value-type="string" calcext:value-type="string">
            <text:p>Hf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91.224(2)</text:p>
          </table:table-cell>
          <table:table-cell office:value-type="string" calcext:value-type="string">
            <text:p>Zr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string" calcext:value-type="string">
            <text:p>47.867(1)</text:p>
          </table:table-cell>
          <table:table-cell office:value-type="string" calcext:value-type="string">
            <text:p>Ti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string" calcext:value-type="string">
            <text:p>180.94788(2)</text:p>
          </table:table-cell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92.90637(1)</text:p>
          </table:table-cell>
          <table:table-cell office:value-type="string" calcext:value-type="string">
            <text:p>Nb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string" calcext:value-type="string">
            <text:p>50.9415(1)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183.84(1)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95.95(1)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string" calcext:value-type="string">
            <text:p>51.9961(6)</text:p>
          </table:table-cell>
          <table:table-cell office:value-type="string" calcext:value-type="string">
            <text:p>Cr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186.207(1)</text:p>
          </table:table-cell>
          <table:table-cell office:value-type="string" calcext:value-type="string">
            <text:p>Re</text:p>
          </table:table-cell>
          <table:table-cell table:number-columns-repeated="2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c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string" calcext:value-type="string">
            <text:p>54.938043(2)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string" calcext:value-type="string">
            <text:p>190.23(3)</text:p>
          </table:table-cell>
          <table:table-cell office:value-type="string" calcext:value-type="string">
            <text:p>Os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101.07(2)</text:p>
          </table:table-cell>
          <table:table-cell office:value-type="string" calcext:value-type="string">
            <text:p>Ru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55.845(2)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←-here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string" calcext:value-type="string">
            <text:p>192.217(2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138.90547(7)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102.90549(2)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140.116(1)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string" calcext:value-type="string">
            <text:p>58.933194(3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140.116(1)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string" calcext:value-type="string">
            <text:p>195.084(9)</text:p>
          </table:table-cell>
          <table:table-cell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string" calcext:value-type="string">
            <text:p>106.42(1)</text:p>
          </table:table-cell>
          <table:table-cell office:value-type="string" calcext:value-type="string">
            <text:p>Pd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string" calcext:value-type="string">
            <text:p>58.6934(4)</text:p>
          </table:table-cell>
          <table:table-cell office:value-type="string" calcext:value-type="string">
            <text:p>Ni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string" calcext:value-type="string">
            <text:p>196.966570(4)</text:p>
          </table:table-cell>
          <table:table-cell office:value-type="string" calcext:value-type="string">
            <text:p>Au</text:p>
          </table:table-cell>
          <table:table-cell table:number-columns-repeated="2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string" calcext:value-type="string">
            <text:p>107.8682(2)</text:p>
          </table:table-cell>
          <table:table-cell office:value-type="string" calcext:value-type="string">
            <text:p>Ag</text:p>
          </table:table-cell>
          <table:table-cell table:number-columns-repeated="2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string" calcext:value-type="string">
            <text:p>63.546(3)</text:p>
          </table:table-cell>
          <table:table-cell office:value-type="string" calcext:value-type="string">
            <text:p>Cu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string" calcext:value-type="string">
            <text:p>200.592(3)</text:p>
          </table:table-cell>
          <table:table-cell office:value-type="string" calcext:value-type="string">
            <text:p>Hg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string" calcext:value-type="string">
            <text:p>112.414(4)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string" calcext:value-type="string">
            <text:p>65.38(2)</text:p>
          </table:table-cell>
          <table:table-cell office:value-type="string" calcext:value-type="string">
            <text:p>Zn</text:p>
          </table:table-cell>
          <table:table-cell table:number-columns-repeated="2"/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204.38" calcext:value-type="float">
            <text:p>204.38</text:p>
          </table:table-cell>
          <table:table-cell office:value-type="string" calcext:value-type="string">
            <text:p>Tl</text:p>
          </table:table-cell>
          <table:table-cell table:number-columns-repeated="2"/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string" calcext:value-type="string">
            <text:p>114.818(1)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string" calcext:value-type="string">
            <text:p>69.723(1)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string" calcext:value-type="string">
            <text:p>26.9815384(3)</text:p>
          </table:table-cell>
          <table:table-cell office:value-type="string" calcext:value-type="string">
            <text:p>Al</text:p>
          </table:table-cell>
          <table:table-cell table:number-columns-repeated="2"/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string" calcext:value-type="string">
            <text:p>207.2(1)</text:p>
          </table:table-cell>
          <table:table-cell office:value-type="string" calcext:value-type="string">
            <text:p>Pb</text:p>
          </table:table-cell>
          <table:table-cell table:number-columns-repeated="2"/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string" calcext:value-type="string">
            <text:p>118.710(7)</text:p>
          </table:table-cell>
          <table:table-cell office:value-type="string" calcext:value-type="string">
            <text:p>Sn</text:p>
          </table:table-cell>
          <table:table-cell table:number-columns-repeated="2"/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string" calcext:value-type="string">
            <text:p>72.630(8)</text:p>
          </table:table-cell>
          <table:table-cell office:value-type="string" calcext:value-type="string">
            <text:p>Ge</text:p>
          </table:table-cell>
          <table:table-cell table:number-columns-repeated="2"/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28.085" calcext:value-type="float">
            <text:p>28.085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2.011" calcext:value-type="float">
            <text:p>12.01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string" calcext:value-type="string">
            <text:p>208.98040(1)</text:p>
          </table:table-cell>
          <table:table-cell office:value-type="string" calcext:value-type="string">
            <text:p>Bi</text:p>
          </table:table-cell>
          <table:table-cell table:number-columns-repeated="2"/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string" calcext:value-type="string">
            <text:p>121.760(1)</text:p>
          </table:table-cell>
          <table:table-cell office:value-type="string" calcext:value-type="string">
            <text:p>Sb</text:p>
          </table:table-cell>
          <table:table-cell table:number-columns-repeated="2"/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string" calcext:value-type="string">
            <text:p>74.921595(6)</text:p>
          </table:table-cell>
          <table:table-cell office:value-type="string" calcext:value-type="string">
            <text:p>As</text:p>
          </table:table-cell>
          <table:table-cell table:number-columns-repeated="2"/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string" calcext:value-type="string">
            <text:p>30.973761998(5)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3.066" calcext:value-type="float">
            <text:p>3.066</text:p>
          </table:table-cell>
          <table:table-cell office:value-type="float" office:value="14.007" calcext:value-type="float">
            <text:p>14.00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string" calcext:value-type="string">
            <text:p>127.60(3)</text:p>
          </table:table-cell>
          <table:table-cell office:value-type="string" calcext:value-type="string">
            <text:p>Te</text:p>
          </table:table-cell>
          <table:table-cell table:number-columns-repeated="2"/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string" calcext:value-type="string">
            <text:p>78.971(8)</text:p>
          </table:table-cell>
          <table:table-cell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office:value-type="float" office:value="2.589" calcext:value-type="float">
            <text:p>2.589</text:p>
          </table:table-cell>
          <table:table-cell office:value-type="float" office:value="32.06" calcext:value-type="float">
            <text:p>32.0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5.999" calcext:value-type="float">
            <text:p>15.999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string" calcext:value-type="string">
            <text:p>126.90447(3)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79.904" calcext:value-type="float">
            <text:p>79.904</text:p>
          </table:table-cell>
          <table:table-cell office:value-type="string" calcext:value-type="string">
            <text:p>Br</text:p>
          </table:table-cell>
          <table:table-cell table:number-columns-repeated="2"/>
        </table:table-row>
        <table:table-row table:style-name="ro1">
          <table:table-cell office:value-type="float" office:value="2.869" calcext:value-type="float">
            <text:p>2.869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float" office:value="4.193" calcext:value-type="float">
            <text:p>4.193</text:p>
          </table:table-cell>
          <table:table-cell office:value-type="string" calcext:value-type="string">
            <text:p>18.998403163(6)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string" calcext:value-type="string">
            <text:p>131.293(6)</text:p>
          </table:table-cell>
          <table:table-cell office:value-type="string" calcext:value-type="string">
            <text:p>Xe</text:p>
          </table:table-cell>
          <table:table-cell table:number-columns-repeated="2"/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string" calcext:value-type="string">
            <text:p>83.798(2)</text:p>
          </table:table-cell>
          <table:table-cell office:value-type="string" calcext:value-type="string">
            <text:p>Kr</text:p>
          </table:table-cell>
          <table:table-cell table:number-columns-repeated="2"/>
        </table:table-row>
        <table:table-row table:style-name="ro1">
          <table:table-cell office:value-type="float" office:value="3.242" calcext:value-type="float">
            <text:p>3.242</text:p>
          </table:table-cell>
          <table:table-cell office:value-type="float" office:value="39.948" calcext:value-type="float">
            <text:p>39.948</text:p>
          </table:table-cell>
          <table:table-cell office:value-type="string" calcext:value-type="string">
            <text:p>Ar</text:p>
          </table:table-cell>
          <table:table-cell table:number-columns-repeated="2"/>
        </table:table-row>
        <table:table-row table:style-name="ro1">
          <table:table-cell office:value-type="float" office:value="4.787" calcext:value-type="float">
            <text:p>4.787</text:p>
          </table:table-cell>
          <table:table-cell office:value-type="string" calcext:value-type="string">
            <text:p>20.1797(6)</text:p>
          </table:table-cell>
          <table:table-cell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string" calcext:value-type="string">
            <text:p>4.002602(2)</text:p>
          </table:table-cell>
          <table:table-cell office:value-type="string" calcext:value-type="string">
            <text:p>H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3:01:33.033244851</meta:creation-date>
    <dc:date>2019-03-06T05:13:14.330003799</dc:date>
    <meta:editing-duration>PT6H11M44S</meta:editing-duration>
    <meta:editing-cycles>4</meta:editing-cycles>
    <meta:generator>LibreOffice/6.1.5.2$Linux_x86 LibreOffice_project/10$Build-2</meta:generator>
    <meta:document-statistic meta:table-count="1" meta:cell-count="231" meta:object-count="0"/>
  </office:meta>
</office:document-meta>
</file>